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7c7924" officeooo:paragraph-rsid="007c7924"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7"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3"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4" style:family="paragraph" style:parent-style-name="Preformatted_20_Text">
      <style:paragraph-properties fo:text-align="center" style:justify-single-word="false"/>
      <style:text-properties officeooo:paragraph-rsid="00083d4b"/>
    </style:style>
    <style:style style:name="P15" style:family="paragraph" style:parent-style-name="Preformatted_20_Text">
      <style:text-properties officeooo:paragraph-rsid="006ab9d7"/>
    </style:style>
    <style:style style:name="P16" style:family="paragraph" style:parent-style-name="Preformatted_20_Text">
      <style:text-properties officeooo:paragraph-rsid="00815903"/>
    </style:style>
    <style:style style:name="P17" style:family="paragraph" style:parent-style-name="Preformatted_20_Text">
      <style:text-properties officeooo:paragraph-rsid="0083419d"/>
    </style:style>
    <style:style style:name="P18" style:family="paragraph" style:parent-style-name="Preformatted_20_Text">
      <style:text-properties officeooo:paragraph-rsid="00843c18"/>
    </style:style>
    <style:style style:name="P19" style:family="paragraph" style:parent-style-name="Preformatted_20_Text">
      <style:text-properties officeooo:paragraph-rsid="00891ffd"/>
    </style:style>
    <style:style style:name="P20" style:family="paragraph" style:parent-style-name="Preformatted_20_Text">
      <style:text-properties officeooo:paragraph-rsid="008c22f8"/>
    </style:style>
    <style:style style:name="P2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2"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font-variant="normal" fo:text-transform="none" fo:color="#202020" style:font-name="apple-system" fo:font-size="10.5pt" fo:letter-spacing="normal" fo:font-style="normal" style:text-underline-style="none" fo:font-weight="bold" officeooo:rsid="00083d4b" officeooo:paragraph-rsid="008739fd" style:font-name-asian="Nimbus Mono L" style:font-size-asian="12pt" style:font-style-asian="italic" style:font-weight-asian="bold" style:font-name-complex="Liberation Mono" style:font-size-complex="12pt" style:font-style-complex="italic" style:font-weight-complex="bold"/>
    </style:style>
    <style:style style:name="P23"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italic" style:text-underline-style="none" fo:font-weight="normal" officeooo:rsid="00083d4b" officeooo:paragraph-rsid="00815903" style:font-name-asian="Nimbus Mono L" style:font-size-asian="12pt" style:font-style-asian="italic" style:font-weight-asian="bold" style:font-name-complex="Liberation Mono" style:font-size-complex="12pt" style:font-style-complex="italic" style:font-weight-complex="bold"/>
    </style:style>
    <style:style style:name="T1" style:family="text">
      <style:text-properties officeooo:rsid="000dd66a"/>
    </style:style>
    <style:style style:name="T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4"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6"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7"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8"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9"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0"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1"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2"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3" style:family="text">
      <style:text-properties style:font-name="Liberation Sans" fo:font-size="12pt" fo:font-style="normal" style:text-underline-style="none" officeooo:rsid="0085a437" style:font-size-asian="12pt" style:font-style-asian="normal" style:font-size-complex="12pt" style:font-style-complex="normal"/>
    </style:style>
    <style:style style:name="T14"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5" style:family="text">
      <style:text-properties style:font-name="Liberation Sans" fo:font-size="12pt" fo:font-style="normal" style:text-underline-style="none" officeooo:rsid="008c22f8" style:font-size-asian="12pt" style:font-style-asian="normal" style:font-size-complex="12pt" style:font-style-complex="normal"/>
    </style:style>
    <style:style style:name="T16"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7c7924"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f28a9"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81e02a"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891ffd"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897a4e"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8a6b77"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8c22f8"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8dd68d"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8f18fa"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6pt" fo:font-weight="bold" officeooo:rsid="001b99ac" style:font-size-asian="16pt" style:font-weight-asian="bold" style:font-size-complex="16pt" style:font-weight-complex="bold"/>
    </style:style>
    <style:style style:name="T50" style:family="text">
      <style:text-properties style:font-name="Liberation Sans" fo:font-size="16pt" fo:font-weight="bold" officeooo:rsid="000dd66a" style:font-size-asian="16pt" style:font-weight-asian="bold" style:font-size-complex="16pt" style:font-weight-complex="bold"/>
    </style:style>
    <style:style style:name="T51"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2" style:family="text">
      <style:text-properties style:font-name="Liberation Sans" fo:font-size="16pt" fo:font-weight="bold" officeooo:rsid="008739fd" style:font-name-asian="Nimbus Mono L" style:font-size-asian="16pt" style:font-weight-asian="bold" style:font-name-complex="Liberation Mono" style:font-size-complex="16pt" style:font-weight-complex="bold"/>
    </style:style>
    <style:style style:name="T53" style:family="text">
      <style:text-properties officeooo:rsid="00697aa2"/>
    </style:style>
    <style:style style:name="T54" style:family="text">
      <style:text-properties officeooo:rsid="00891ff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ayers for our World and the Church</text:p>
      <text:p text:style-name="P14"><text:span text:style-name="T52">26</text:span><text:span text:style-name="T51">th</text:span><text:span text:style-name="T49"> </text:span><text:span text:style-name="T51">September</text:span><text:span text:style-name="T49"> 20</text:span><text:span text:style-name="T50">21</text:span></text:p>
      <text:p text:style-name="P22">2 Corinthians 4:17‭-‬18</text:p>
      <text:p text:style-name="P23">For momentary, light affliction is producing for us an eternal weight of glory far beyond all comparison, while we look not at the things which are seen, but at the things which are not seen; for the things which are seen are temporal, but the things which are not seen are eternal.</text:p>
      <text:p text:style-name="P13"/>
      <text:p text:style-name="P9">Thanks to God</text:p>
      <text:p text:style-name="P16"><text:span text:style-name="T26">O Lord our God, </text:span><text:span text:style-name="T3">we thank </text:span><text:span text:style-name="T2">You </text:span><text:span text:style-name="T3">that </text:span><text:span text:style-name="T7">You </text:span><text:span text:style-name="T19">are </text:span><text:span text:style-name="T36">our faithful</text:span><text:span text:style-name="T29"> God,</text:span><text:span text:style-name="T36"> </text:span><text:span text:style-name="T42">Who has called us to an eternal future in Your glorious Presence. </text:span><text:span text:style-name="T43">We thank You that, although we live in this limited and limiting present day, we look forward with confidence granted by the presence of the Holy Spirit, to an eternal future, when our fellowship with You and each other will not be hindered in any way.</text:span></text:p>
      <text:p text:style-name="P4"/>
      <text:p text:style-name="P4">We thank You for the modern means we have available to keep in touch and to participate in different ways in worship, <text:span text:style-name="T54">and we ask for a fresh awareness of how momentary and light are our present afflictions</text:span>.</text:p>
      <text:p text:style-name="P4"/>
      <text:p text:style-name="P19"><text:span text:style-name="T21">We </text:span><text:span text:style-name="T33">know </text:span><text:span text:style-name="T37">that we live in a fallen world </text:span><text:span text:style-name="T38">w</text:span><text:span text:style-name="T43">it</text:span><text:span text:style-name="T38">h </text:span><text:span text:style-name="T43">lots of</text:span><text:span text:style-name="T38"> bad news, </text:span><text:span text:style-name="T43">and it is so easy to look at ourselves and become discouraged, to think that our present troubles are too big to deal with. But when we look to Jesus instead, the One Who</text:span><text:span text:style-name="T38"> </text:span><text:span text:style-name="T43">came </text:span><text:span text:style-name="T38">to pay the penalty for sin, and to give us the free gift of life, </text:span><text:span text:style-name="T43">we give thanks for the Eternal perspective</text:span><text:span text:style-name="T38">. </text:span><text:span text:style-name="T44">His victory gives us a sure hope which overcomes our discouragements.</text:span></text:p>
      <text:p text:style-name="P6"/>
      <text:p text:style-name="P8">The Wide World</text:p>
      <text:p text:style-name="P17"><text:span text:style-name="T38">W</text:span><text:span text:style-name="T33">e </text:span><text:span text:style-name="T44">now have confidence to pray for this wider world where suffering abounds but does not have the final word. We </text:span><text:span text:style-name="T38">continue to pray for the </text:span><text:span text:style-name="T44">believers</text:span><text:span text:style-name="T38"> in Afghanistan, wh</text:span><text:span text:style-name="T44">o</text:span><text:span text:style-name="T38"> are in grave danger from</text:span><text:span text:style-name="T33"> the resurgence of terrorism there.</text:span></text:p>
      <text:p text:style-name="P2"/>
      <text:p text:style-name="P18"><text:span text:style-name="T38">We also pray for the persecuted believers in </text:span><text:span text:style-name="T45">Nigeria, Pakistan, India, </text:span><text:span text:style-name="T38">Myanmar </text:span><text:span text:style-name="T45">and elsewhere</text:span><text:span text:style-name="T38">, wh</text:span><text:span text:style-name="T45">o do not receive any recognition, who are not “newsworthy” but who are suffering far more than we have known here. Grant them grace as they share in the sufferings of Christ our Lord for the fact that they refuse to renounce their faith in Him.</text:span></text:p>
      <text:p text:style-name="P5"/>
      <text:p text:style-name="P12">...<text:span text:style-name="T1"> a</text:span>nd <text:span text:style-name="T53">in </text:span>the wider Church</text:p>
      <text:p text:style-name="P18"><text:span text:style-name="T39">We pray for Your Church as lockdowns </text:span><text:span text:style-name="T46">continue</text:span><text:span text:style-name="T39"> </text:span><text:span text:style-name="T40">b</text:span><text:span text:style-name="T22">oth here in Victoria and interstate. </text:span><text:span text:style-name="T30">We pray</text:span><text:span text:style-name="T34"> </text:span><text:span text:style-name="T40">that Your Church would remain strong in the face of </text:span><text:span text:style-name="T47">the limitations imposed on daily life</text:span><text:span text:style-name="T31">. </text:span><text:span text:style-name="T46">We are concerned and distressed to see violence at protest gatherings and</text:span><text:span text:style-name="T40"> pray </text:span><text:span text:style-name="T46">for all those injured in the clashes.</text:span></text:p>
      <text:p text:style-name="P3"/>
      <text:p text:style-name="P16"><text:span text:style-name="T6">W</text:span><text:span text:style-name="T8">e </text:span><text:span text:style-name="T40">pray that</text:span><text:span text:style-name="T20"> the work of </text:span><text:span text:style-name="T23">Your church </text:span><text:span text:style-name="T40">might continue despite the restrictions</text:span><text:span text:style-name="T23">, </text:span><text:span text:style-name="T32">and that Your people may be ready to </text:span><text:span text:style-name="T40">shine with</text:span><text:span text:style-name="T32"> the </text:span><text:span text:style-name="T46">eternal </text:span><text:span text:style-name="T32">hope we have in You</text:span><text:span text:style-name="T23">. We </text:span><text:span text:style-name="T40">ask </text:span><text:span text:style-name="T32">that</text:span><text:span text:style-name="T23"> You would </text:span><text:span text:style-name="T34">enable us to strengthen our bonds of fellowship and </text:span><text:span text:style-name="T48">encourage </text:span><text:span text:style-name="T40">one another</text:span><text:span text:style-name="T34">. </text:span><text:span text:style-name="T48">May those around us see the love of Jesus shining through us and look for that eternal weight of glory of which Paul writes.</text:span></text:p>
      <text:p text:style-name="P11"/>
      <text:p text:style-name="P10">Ashburton</text:p>
      <text:p text:style-name="P15"><text:span text:style-name="T25">Here in Ashburton </text:span><text:span text:style-name="T24">w</text:span><text:span text:style-name="T23">e thank You </text:span><text:span text:style-name="T27">that </text:span><text:span text:style-name="T32">You sustain us </text:span><text:span text:style-name="T40">day by day. </text:span><text:span text:style-name="T11">As w</text:span><text:span text:style-name="T10">e </text:span><text:span text:style-name="T11">do so, we </text:span><text:span text:style-name="T32">thank You for the progress made by Margaret</text:span><text:span text:style-name="T40">,</text:span><text:span text:style-name="T10"> Barbara </text:span><text:span text:style-name="T15">and</text:span><text:span text:style-name="T13"> </text:span><text:span text:style-name="T27">Diane</text:span><text:span text:style-name="T41">. We pray also for </text:span><text:span text:style-name="T10">Shiun </text:span><text:span text:style-name="T41">recover</text:span><text:span text:style-name="T46">ing again</text:span><text:span text:style-name="T41"> from stroke and we </text:span><text:span text:style-name="T46">continue to </text:span><text:span text:style-name="T41">uphold Aa</text:span><text:span text:style-name="T46">s</text:span><text:span text:style-name="T41">hs’s mum in India</text:span><text:span text:style-name="T14">.</text:span></text:p>
      <text:p text:style-name="P1"/>
      <text:p text:style-name="P20"><text:span text:style-name="T32">W</text:span><text:span text:style-name="T5">e pray for </text:span><text:span text:style-name="T36">Barry</text:span><text:span text:style-name="T5"> as he preach</text:span><text:span text:style-name="T16">es Your Word, </text:span><text:span text:style-name="T17">and w</text:span><text:span text:style-name="T16">e pray for our own understanding as we listen. </text:span><text:span text:style-name="T18">H</text:span><text:span text:style-name="T28">elp us to see </text:span><text:span text:style-name="T35">w</text:span><text:span text:style-name="T12">hat we need to do to </text:span><text:span text:style-name="T46">live Godly lives in a world which does not acknowledge You but rather worships human endeavour in the sporting arena</text:span><text:span text:style-name="T12">.</text:span></text:p>
      <text:p text:style-name="P7"/>
      <text:p text:style-name="P20"><text:span text:style-name="T4">In Jesus </text:span><text:span text:style-name="T10">Precious</text:span><text:span text:style-name="T4"> Name </text:span><text:span text:style-name="T9">we pray </text:span><text:span text:style-name="T10">all these things</text:span><text:span text:style-name="T4">,</text:span><text:span text:style-name="T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9-25T15:03:57.327834508</dc:date>
    <meta:editing-duration>PT5H2M44S</meta:editing-duration>
    <meta:editing-cycles>60</meta:editing-cycles>
    <meta:generator>LibreOffice/6.4.7.2$Linux_X86_64 LibreOffice_project/40$Build-2</meta:generator>
    <meta:print-date>2021-01-30T16:02:32.952449610</meta:print-date>
    <meta:document-statistic meta:table-count="0" meta:image-count="0" meta:object-count="0" meta:page-count="1" meta:paragraph-count="18" meta:word-count="602" meta:character-count="3216" meta:non-whitespace-character-count="2636"/>
  </office:meta>
</office:document-meta>
</file>